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0"/>WebKit Paint算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0-07-19T17:03:17</meta:creation-date>
    <dc:date>2010-07-19T17:34:32</dc:date>
    <dc:creator>root </dc:creator>
    <meta:editing-duration>PT00H31M16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3" meta:character-count="44"/>
  </office:meta>
</office:document-meta>
</file>